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Future Radio Access Networks Empowering Mobile<text:line-break/>Cloud Comput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Niko Kortström</text:p>
            <text:p>University of Helsinki</text:p>
            <text:p>1.4.2016, Helsinki, Finla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cloud computing</text:p>
              </text:list-item>
              <text:list-item>
                <text:p>Mobile network evolution</text:p>
              </text:list-item>
              <text:list-item>
                <text:p>Their relationsh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 and 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k with telco cloud</text:p>
              </text:list-item>
              <text:list-item>
                <text:p>Closer look into the technologies used in the fi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ed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ticles on different aspects of both subjects</text:p>
              </text:list-item>
              <text:list-item>
                <text:p>Fernando et al. Mobile cloud computing: A survey</text:p>
              </text:list-item>
              <text:list-item>
                <text:p>Chatzimilioudis et al. Crowdsourcing with Smartphones</text:p>
              </text:list-item>
              <text:list-item>
                <text:p>Gohil et al. 5G Technology of Mobile Communication: A Survey</text:p>
              </text:list-item>
              <text:list-item>
                <text:p>Rappaport et al. Millimeter Wave Mobile Communications for 5G Cellular: It Will Work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omputing 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devices design focused on size, weight, battery life over computational capacity</text:p>
              </text:list-item>
              <text:list-item>
                <text:p>Connectivity issues (connection availability, data rates, latency)</text:p>
              </text:list-item>
              <text:list-item>
                <text:p>There are problems that can't be solved in this environment (image processing, natural language proces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loud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te clouds: traditional cloud computing, offloading to huge datacenters</text:p>
              </text:list-item>
              <text:list-item>
                <text:p>Cloudlets: offloading to laptops or desktop computers in close proximity</text:p>
              </text:list-item>
              <text:list-item>
                <text:p>Clouds of mobile devices: offloading to other mobile de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udlet / mobile cloud 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aster connections</text:p>
              </text:list-item>
              <text:list-item>
                <text:p>Cheaper</text:p>
              </text:list-item>
              <text:list-item>
                <text:p>Less battery drain</text:p>
              </text:list-item>
              <text:list-item>
                <text:p>Availablility</text:p>
              </text:list-item>
              <text:list-item>
                <text:p>Lesser congestion to core 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udlet / mobile cloud 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chitectural changes</text:p>
                <text:list>
                  <text:list-item>
                    <text:p>Existing applications need to be modified</text:p>
                  </text:list-item>
                  <text:list-item>
                    <text:p>New architectures must be developed</text:p>
                  </text:list-item>
                </text:list>
              </text:list-item>
              <text:list-item>
                <text:p>Deciding when is it beneficial to offload</text:p>
              </text:list-item>
              <text:list-item>
                <text:p>Deciding where is it most beneficial to offload</text:p>
              </text:list-item>
              <text:list-item>
                <text:p>Deciding how to offload</text:p>
              </text:list-item>
              <text:list-item>
                <text:p>Security</text:p>
              </text:list-item>
              <text:list-item>
                <text:p>Mo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llular net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io access network</text:p>
              </text:list-item>
              <text:list-item>
                <text:p>Mobile core</text:p>
              </text:list-item>
              <text:list-item>
                <text:p>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ing numerous low rate connections along higher rate connections</text:p>
              </text:list-item>
              <text:list-item>
                <text:p>Increased data rates</text:p>
              </text:list-item>
              <text:list-item>
                <text:p>Lower latency</text:p>
              </text:list-item>
              <text:list-item>
                <text:p>Energy and cost effici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hieve th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rn base stations on/off based on usage</text:p>
              </text:list-item>
              <text:list-item>
                <text:p>Renewable energy</text:p>
              </text:list-item>
              <text:list-item>
                <text:p>New business models</text:p>
              </text:list-item>
              <text:list-item>
                <text:p>Ultra-densification</text:p>
              </text:list-item>
              <text:list-item>
                <text:p>MmWave</text:p>
              </text:list-item>
              <text:list-item>
                <text:p>Masissive MIMO</text:p>
              </text:list-item>
              <text:list-item>
                <text:p>Virtualization</text:p>
              </text:list-item>
              <text:list-item>
                <text:p>Improving existing features (small cell cach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ionshi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goals</text:p>
              </text:list-item>
              <text:list-item>
                <text:p>Same problems to be solved</text:p>
              </text:list-item>
              <text:list-item>
                <text:p>Mainly benefits remote cloud conn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cloud computing approaches' value should be investigated closely</text:p>
              </text:list-item>
              <text:list-item>
                <text:p>Try to find out what are their advantages after mobile network evolution</text:p>
              </text:list-item>
              <text:list-item>
                <text:p>Remote cloud in advantage?</text:p>
              </text:list-item>
              <text:list-item>
                <text:p>Densely deployed Internet of Things favors close range connections?</text:p>
              </text:list-item>
              <text:list-item>
                <text:p>Requires architectural changes and new infra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3:58:52.624624777</meta:creation-date>
    <dc:date>2016-04-01T14:06:42.181148991</dc:date>
    <meta:editing-duration>PT2H41M33S</meta:editing-duration>
    <meta:editing-cycles>39</meta:editing-cycles>
    <meta:generator>LibreOffice/4.2.8.2$Linux_X86_64 LibreOffice_project/420m0$Build-2</meta:generator>
    <meta:document-statistic meta:object-count="73"/>
  </office:meta>
</office:document-meta>
</file>